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Serif" svg:font-family="Liberation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P1" style:family="paragraph" style:parent-style-name="Footer">
      <style:text-properties fo:color="#2e74b5" loext:opacity="100%" style:font-name="Calibri"/>
    </style:style>
    <style:style style:name="P2" style:family="paragraph" style:parent-style-name="Normal">
      <style:text-properties officeooo:paragraph-rsid="00078262"/>
    </style:style>
    <style:style style:name="P3" style:family="paragraph" style:parent-style-name="Contents_20_1">
      <style:paragraph-properties>
        <style:tab-stops>
          <style:tab-stop style:position="15cm" style:type="right" style:leader-style="dotted" style:leader-text="."/>
        </style:tab-stops>
      </style:paragraph-properties>
    </style:style>
    <style:style style:name="P4" style:family="paragraph" style:parent-style-name="Heading_20_1">
      <style:text-properties fo:color="#538135" loext:opacity="100%" style:font-name="Calibri Light" fo:font-size="14pt" fo:font-weight="bold" style:font-size-asian="14pt" style:font-weight-asian="bold" style:font-size-complex="14pt" style:font-weight-complex="bold"/>
    </style:style>
    <style:style style:name="P5" style:family="paragraph" style:parent-style-name="Heading_20_1">
      <style:text-properties officeooo:paragraph-rsid="0008e027"/>
    </style:style>
    <style:style style:name="P6" style:family="paragraph" style:parent-style-name="Normal">
      <style:paragraph-properties fo:margin-left="0cm" fo:margin-right="0cm" fo:margin-top="0cm" fo:margin-bottom="0cm" style:contextual-spacing="false" fo:line-height="100%"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7" style:family="paragraph" style:parent-style-name="Normal">
      <style:paragraph-properties fo:margin-left="1.27cm" fo:margin-right="0cm" fo:margin-top="0cm" fo:margin-bottom="0.282cm" style:contextual-spacing="true" fo:line-height="107%"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8" style:family="paragraph" style:parent-style-name="Normal">
      <style:paragraph-properties fo:margin-left="1.27cm" fo:margin-right="0cm" fo:margin-top="0cm" fo:margin-bottom="0.282cm" style:contextual-spacing="true" fo:line-height="107%" fo:text-align="start" style:justify-single-word="false" fo:text-indent="0cm" style:auto-text-indent="false">
        <style:tab-stops/>
      </style:paragraph-properties>
      <style:text-properties style:use-window-font-color="true" loext:opacity="0%" style:font-name="Calibri1" officeooo:rsid="000ac7ac" officeooo:paragraph-rsid="000ac7ac" style:font-name-asian="Calibri1" style:language-asian="en" style:country-asian="US" style:font-name-complex="Times New Roman" style:font-size-complex="12pt"/>
    </style:style>
    <style:style style:name="P9" style:family="paragraph" style:parent-style-name="Normal">
      <style:paragraph-properties fo:margin-top="0cm" fo:margin-bottom="0cm" style:contextual-spacing="true" fo:line-height="100%" fo:text-align="start" style:justify-single-word="false"/>
      <style:text-properties style:use-window-font-color="true" loext:opacity="0%" style:font-name="Calibri" fo:font-size="12pt" officeooo:paragraph-rsid="0008e027" style:font-name-asian="Calibri1" style:font-size-asian="12pt" style:language-asian="en" style:country-asian="US" style:font-name-complex="LiberationSerif" style:font-size-complex="12pt"/>
    </style:style>
    <style:style style:name="P10" style:family="paragraph" style:parent-style-name="Normal">
      <style:paragraph-properties fo:margin-top="0cm" fo:margin-bottom="0cm" style:contextual-spacing="true" fo:line-height="100%" fo:text-align="start" style:justify-single-word="false"/>
      <style:text-properties style:use-window-font-color="true" loext:opacity="0%" style:font-name="Calibri" fo:font-size="12pt" fo:font-style="italic" officeooo:paragraph-rsid="0008e027" style:font-name-asian="Calibri1" style:font-size-asian="12pt" style:language-asian="en" style:country-asian="US" style:font-style-asian="italic" style:font-name-complex="LiberationSerif" style:font-size-complex="12pt" style:font-style-complex="italic"/>
    </style:style>
    <style:style style:name="P11" style:family="paragraph" style:parent-style-name="Normal">
      <style:paragraph-properties fo:margin-top="0cm" fo:margin-bottom="0cm" style:contextual-spacing="true" fo:line-height="100%" fo:text-align="start" style:justify-single-word="false"/>
      <style:text-properties style:use-window-font-color="true" loext:opacity="0%" style:font-name="Calibri" fo:font-size="12pt" fo:font-style="normal" officeooo:paragraph-rsid="0008e027" style:font-name-asian="Calibri1" style:font-size-asian="12pt" style:language-asian="en" style:country-asian="US" style:font-style-asian="normal" style:font-name-complex="LiberationSerif" style:font-size-complex="12pt" style:font-style-complex="normal"/>
    </style:style>
    <style:style style:name="P12" style:family="paragraph" style:parent-style-name="Normal">
      <style:paragraph-properties fo:margin-left="0cm" fo:margin-right="0cm" fo:margin-top="0cm" fo:margin-bottom="0cm" style:contextual-spacing="false" fo:line-height="100%" fo:text-align="start" style:justify-single-word="false" fo:text-indent="0cm" style:auto-text-indent="false">
        <style:tab-stops/>
      </style:paragraph-properties>
      <style:text-properties officeooo:paragraph-rsid="0008e027"/>
    </style:style>
    <style:style style:name="P13" style:family="paragraph" style:parent-style-name="Normal">
      <style:paragraph-properties fo:margin-left="2.147cm" fo:margin-right="0cm" fo:margin-top="0cm" fo:margin-bottom="0cm" style:contextual-spacing="false" fo:line-height="100%" fo:text-align="start" style:justify-single-word="false" fo:text-indent="0cm" style:auto-text-indent="false">
        <style:tab-stops/>
      </style:paragraph-properties>
      <style:text-properties officeooo:paragraph-rsid="0008e027"/>
    </style:style>
    <style:style style:name="P14" style:family="paragraph" style:parent-style-name="Normal">
      <style:paragraph-properties fo:margin-left="0cm" fo:margin-right="0cm" fo:margin-top="0cm" fo:margin-bottom="0cm" style:contextual-spacing="false" fo:line-height="100%" fo:text-align="start" style:justify-single-word="false" fo:text-indent="-0.019cm" style:auto-text-indent="false">
        <style:tab-stops/>
      </style:paragraph-properties>
      <style:text-properties officeooo:paragraph-rsid="0008e027"/>
    </style:style>
    <style:style style:name="P15" style:family="paragraph" style:parent-style-name="Standard">
      <style:text-properties style:language-asian="es" style:country-asian="ES"/>
    </style:style>
    <style:style style:name="P16" style:family="paragraph" style:parent-style-name="Heading_20_1">
      <style:text-properties style:language-asian="es" style:country-asian="ES"/>
    </style:style>
    <style:style style:name="P17" style:family="paragraph" style:parent-style-name="Standard">
      <style:text-properties style:font-name="Calibri" fo:font-size="12pt" officeooo:rsid="000a2fb0" officeooo:paragraph-rsid="000a2fb0" style:font-size-asian="12pt" style:font-name-complex="LiberationSerif" style:font-size-complex="12pt"/>
    </style:style>
    <style:style style:name="P18" style:family="paragraph" style:parent-style-name="List_20_Paragraph">
      <style:text-properties style:font-name="Calibri" fo:font-size="12pt" officeooo:rsid="000a2fb0" officeooo:paragraph-rsid="000a2fb0" style:font-size-asian="12pt" style:font-name-complex="LiberationSerif" style:font-size-complex="12pt"/>
    </style:style>
    <style:style style:name="P19" style:family="paragraph" style:parent-style-name="Standard">
      <style:text-properties style:font-name="Calibri" fo:font-size="12pt" style:font-size-asian="12pt" style:font-name-complex="LiberationSerif" style:font-size-complex="12pt"/>
    </style:style>
    <style:style style:name="P20" style:family="paragraph" style:parent-style-name="List_20_Paragraph">
      <style:paragraph-properties fo:margin-left="0cm" fo:margin-right="0cm" fo:text-indent="0cm" style:auto-text-indent="false"/>
      <style:text-properties style:font-name="Calibri" fo:font-size="12pt" officeooo:rsid="000ac7ac" officeooo:paragraph-rsid="000ac7ac" style:font-size-asian="12pt" style:font-name-complex="LiberationSerif" style:font-size-complex="12pt"/>
    </style:style>
    <style:style style:name="P21" style:family="paragraph" style:parent-style-name="Standard">
      <style:paragraph-properties fo:text-align="justify" style:justify-single-word="false"/>
      <style:text-properties style:font-name="Calibri" fo:font-size="12pt" officeooo:rsid="000ac7ac" officeooo:paragraph-rsid="000ac7ac" style:font-size-asian="12pt" style:font-name-complex="LiberationSerif" style:font-size-complex="12pt"/>
    </style:style>
    <style:style style:name="P22" style:family="paragraph" style:parent-style-name="Normal">
      <style:text-properties officeooo:paragraph-rsid="000a2fb0"/>
    </style:style>
    <style:style style:name="P23" style:family="paragraph" style:parent-style-name="Normal">
      <style:text-properties officeooo:rsid="000a2fb0" officeooo:paragraph-rsid="000a2fb0"/>
    </style:style>
    <style:style style:name="P24" style:family="paragraph" style:parent-style-name="Normal">
      <style:text-properties fo:font-weight="bold" officeooo:rsid="000a2fb0" officeooo:paragraph-rsid="000a2fb0" style:font-weight-asian="bold" style:font-weight-complex="bold"/>
    </style:style>
    <style:style style:name="P25" style:family="paragraph" style:parent-style-name="List_20_Paragraph">
      <style:paragraph-properties fo:margin-left="0cm" fo:margin-right="0cm" fo:text-indent="0cm" style:auto-text-indent="false"/>
      <style:text-properties officeooo:paragraph-rsid="000ac7ac"/>
    </style:style>
    <style:style style:name="P26" style:family="paragraph" style:parent-style-name="Normal">
      <style:paragraph-properties fo:margin-left="2.129cm" fo:margin-right="0cm" fo:margin-top="0cm" fo:margin-bottom="0.878cm" style:contextual-spacing="false" fo:line-height="107%" fo:text-align="start" style:justify-single-word="false" fo:text-indent="0cm" style:auto-text-indent="false">
        <style:tab-stops/>
      </style:paragraph-properties>
      <style:text-properties fo:color="#000000" loext:opacity="100%" style:font-name="Calibri1" officeooo:paragraph-rsid="0008e027" style:letter-kerning="true" style:font-name-asian="Times New Roman" style:font-name-complex="Calibri1" style:font-size-complex="12pt"/>
    </style:style>
    <style:style style:name="P27" style:family="paragraph" style:parent-style-name="Normal">
      <style:paragraph-properties fo:margin-left="0cm" fo:margin-right="0cm" fo:margin-top="0cm" fo:margin-bottom="0.878cm" style:contextual-spacing="false" fo:line-height="107%" fo:text-align="start" style:justify-single-word="false" fo:text-indent="0cm" style:auto-text-indent="false">
        <style:tab-stops/>
      </style:paragraph-properties>
      <style:text-properties fo:color="#000000" loext:opacity="100%" style:font-name="Calibri1" officeooo:rsid="000ac7ac" officeooo:paragraph-rsid="000ac7ac" style:letter-kerning="true" style:font-name-asian="Times New Roman" style:font-name-complex="Calibri1" style:font-size-complex="12pt"/>
    </style:style>
    <style:style style:name="P28" style:family="paragraph" style:parent-style-name="Normal">
      <style:text-properties fo:font-weight="normal" officeooo:rsid="000a2fb0" officeooo:paragraph-rsid="000a2fb0" style:font-weight-asian="normal" style:font-weight-complex="normal"/>
    </style:style>
    <style:style style:name="P29" style:family="paragraph" style:parent-style-name="List_20_Paragraph" style:list-style-name="WWNum3"/>
    <style:style style:name="P30" style:family="paragraph" style:parent-style-name="List_20_Paragraph" style:list-style-name="WWNum3">
      <style:text-properties style:font-name="Calibri" fo:font-size="12pt" officeooo:rsid="000a2fb0" officeooo:paragraph-rsid="000a2fb0" style:font-size-asian="12pt" style:font-name-complex="LiberationSerif" style:font-size-complex="12pt"/>
    </style:style>
    <style:style style:name="P31" style:family="paragraph" style:parent-style-name="List_20_Paragraph" style:list-style-name="L7">
      <style:text-properties officeooo:paragraph-rsid="000ac7ac"/>
    </style:style>
    <style:style style:name="P32" style:family="paragraph" style:parent-style-name="Normal" style:list-style-name="L2">
      <style:paragraph-properties fo:margin-left="2.235cm" fo:margin-right="0cm" fo:margin-top="0cm" fo:margin-bottom="0cm" style:contextual-spacing="true" fo:line-height="100%" fo:text-align="start" style:justify-single-word="false" fo:text-indent="0cm" style:auto-text-indent="false">
        <style:tab-stops>
          <style:tab-stop style:position="-1.625cm"/>
        </style:tab-stops>
      </style:paragraph-properties>
      <style:text-properties officeooo:paragraph-rsid="0008e027"/>
    </style:style>
    <style:style style:name="P33" style:family="paragraph" style:parent-style-name="Normal" style:list-style-name="L3">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4" style:family="paragraph" style:parent-style-name="Normal" style:list-style-name="L4">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5" style:family="paragraph" style:parent-style-name="Normal" style:list-style-name="L5">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6" style:family="paragraph" style:parent-style-name="Normal" style:list-style-name="L3">
      <style:paragraph-properties fo:margin-top="0cm" fo:margin-bottom="0.282cm" style:contextual-spacing="true" fo:line-height="107%"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7" style:family="paragraph" style:parent-style-name="Normal" style:list-style-name="L3">
      <style:paragraph-properties fo:margin-top="0cm" fo:margin-bottom="0cm" style:contextual-spacing="true" fo:line-height="100%" fo:text-align="start" style:justify-single-word="false"/>
      <style:text-properties style:use-window-font-color="true" loext:opacity="0%" style:font-name="Calibri" fo:font-size="12pt" officeooo:paragraph-rsid="0008e027" style:font-name-asian="Calibri1" style:font-size-asian="12pt" style:language-asian="en" style:country-asian="US" style:font-name-complex="LiberationSerif" style:font-size-complex="12pt"/>
    </style:style>
    <style:style style:name="P38" style:family="paragraph" style:parent-style-name="Párrafo_20_de_20_lista" style:list-style-name="L1">
      <style:paragraph-properties fo:margin-top="0cm" fo:margin-bottom="0cm" style:contextual-spacing="false" fo:line-height="100%" fo:text-align="start" style:justify-single-word="false"/>
      <style:text-properties officeooo:paragraph-rsid="0008e027"/>
    </style:style>
    <style:style style:name="P39" style:family="paragraph" style:parent-style-name="Standard" style:list-style-name="L6">
      <style:paragraph-properties fo:text-align="justify" style:justify-single-word="false"/>
      <style:text-properties style:font-name="Calibri" fo:font-size="12pt" officeooo:rsid="000ac7ac" officeooo:paragraph-rsid="000ac7ac" style:font-size-asian="12pt" style:font-name-complex="LiberationSerif" style:font-size-complex="12pt"/>
    </style:style>
    <style:style style:name="T1" style:family="text">
      <style:text-properties fo:color="#2e74b5" loext:opacity="100%" style:font-name="Calibri"/>
    </style:style>
    <style:style style:name="T2" style:family="text">
      <style:text-properties fo:color="#2e74b5" loext:opacity="100%" style:font-name="Calibri" officeooo:rsid="0008e027"/>
    </style:style>
    <style:style style:name="T3" style:family="text">
      <style:text-properties officeooo:rsid="000a2fb0"/>
    </style:style>
    <style:style style:name="T4" style:family="text">
      <style:text-properties style:font-name="Calibri" fo:font-size="12pt" officeooo:rsid="000ac7ac" style:font-size-asian="12pt" style:font-name-complex="LiberationSerif" style:font-size-complex="12pt"/>
    </style:style>
    <style:style style:name="T5" style:family="text">
      <style:text-properties style:font-name="Calibri" fo:font-size="12pt" style:font-size-asian="12pt" style:font-size-complex="12pt"/>
    </style:style>
    <style:style style:name="T6" style:family="text">
      <style:text-properties style:font-name="Calibri" fo:font-size="12pt" officeooo:rsid="000ac7ac" style:font-size-asian="12pt" style:font-size-complex="12pt"/>
    </style:style>
    <style:style style:name="T7" style:family="text">
      <style:text-properties fo:color="#000000" loext:opacity="100%" style:font-name="Calibri1" style:letter-kerning="true" style:font-name-asian="Times New Roman" style:font-name-complex="Calibri1" style:font-size-complex="12pt"/>
    </style:style>
    <style:style style:name="T8" style:family="text">
      <style:text-properties style:use-window-font-color="true" loext:opacity="0%" style:font-name="Calibri1" style:font-name-asian="Calibri1" style:language-asian="en" style:country-asian="US" style:font-name-complex="Times New Roman" style:font-size-complex="12pt"/>
    </style:style>
    <style:style style:name="T9" style:family="text">
      <style:text-properties style:use-window-font-color="true" loext:opacity="0%" style:font-name="Calibri1" fo:font-style="italic" style:font-name-asian="Calibri1" style:language-asian="en" style:country-asian="US" style:font-style-asian="italic" style:font-name-complex="Times New Roman" style:font-size-complex="12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0ac7ac"/>
    </style:style>
    <style:style style:name="T13" style:family="text">
      <style:text-properties fo:font-style="italic" style:font-style-asian="italic" style:font-style-complex="italic"/>
    </style:style>
    <style:style style:name="T14" style:family="text">
      <style:text-properties fo:color="#538135" loext:opacity="100%" fo:font-weight="bold" style:font-weight-asian="bold" style:font-weight-complex="bold"/>
    </style:style>
    <style:style style:name="T15" style:family="text">
      <style:text-properties fo:color="#538135" loext:opacity="100%" fo:font-size="14pt" fo:font-weight="bold" style:font-size-asian="14pt" style:font-weight-asian="bold" style:font-size-complex="14pt" style:font-weight-complex="bold"/>
    </style:style>
    <style:style style:name="T16" style:family="text">
      <style:text-properties fo:color="#395511" loext:opacity="100%"/>
    </style:style>
    <style:style style:name="T17" style:family="text">
      <style:text-properties fo:color="#395511" loext:opacity="100%"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0.6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88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635cm" fo:margin-left="3.1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4.4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69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6.96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635cm" fo:margin-left="8.2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fo:text-indent="-0.635cm" fo:margin-left="10.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3" text:use-index-marks="false">
          <text:index-title-template text:style-name="Contents_20_Heading">Tabla de contenido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pan text:style-name="T15">Tabla de contenido</text:span><text:span text:style-name="T14"> </text:span><text:line-break/></text:p>
          </text:index-title>
          <text:p text:style-name="P3"><text:a xlink:type="simple" xlink:href="#__RefHeading___Toc297_2303804808" text:style-name="Index_20_Link" text:visited-style-name="Index_20_Link">Ejercicio 1<text:tab/>1</text:a></text:p>
          <text:p text:style-name="P3"><text:a xlink:type="simple" xlink:href="#__RefHeading___Toc299_2303804808" text:style-name="Index_20_Link" text:visited-style-name="Index_20_Link">Ejercicio 2<text:tab/>2</text:a></text:p>
          <text:p text:style-name="P3"><text:a xlink:type="simple" xlink:href="#__RefHeading___Toc301_2303804808" text:style-name="Index_20_Link" text:visited-style-name="Index_20_Link">Ejercicio 3<text:tab/>2</text:a></text:p>
          <text:p text:style-name="P3"><text:a xlink:type="simple" xlink:href="#__RefHeading___Toc303_2303804808" text:style-name="Index_20_Link" text:visited-style-name="Index_20_Link">Conclusiones<text:tab/>3</text:a></text:p>
          <text:p text:style-name="P3"><text:a xlink:type="simple" xlink:href="#__RefHeading___Toc305_2303804808" text:style-name="Index_20_Link" text:visited-style-name="Index_20_Link">Bibliografía y Fuentes consultadas<text:tab/>3</text:a></text:p>
        </text:index-body>
      </text:table-of-content>
      <text:h text:style-name="P4" text:outline-level="1"><text:bookmark-start text:name="__RefHeading___Toc297_2303804808"/><text:bookmark text:name="_Toc467437679"/><text:bookmark text:name="_Toc467440243"/>Ejercicio 1 <text:bookmark-end text:name="__RefHeading___Toc297_2303804808"/></text:h>
      <text:p text:style-name="P2"/>
      <text:p text:style-name="P2">Explica de forma concisa y clara el subsistema “Motor de renderizado” de la estructura de ejecución de un navegador. Especifica los utilizados actualmente por los navegadores principales.</text:p>
      <text:p text:style-name="P2"/>
      <text:p text:style-name="P2"/>
      <text:p text:style-name="P23">Los motores de renderizado se encargan de transformar los archivos HTML, CSS y JavaScript en un formato adecuado para que el usuario lo pueda interpretar.</text:p>
      <text:p text:style-name="P23">Este término se hizo popular gracias al proyecto Mozilla que fue el primero en separar el motor de renderizado del resto de navegador y así ser reutilizado.</text:p>
      <text:p text:style-name="P23">Estos motores pueden interpretar el código de maneras diferentes, por eso es importante probar el código en varios navegadores.</text:p>
      <text:p text:style-name="P23"/>
      <text:p text:style-name="P23"/>
      <text:p text:style-name="P2"><text:span text:style-name="T10">Gecko:</text:span> <text:span text:style-name="T3">D</text:span>esarrolla<text:span text:style-name="T3">do por</text:span> Mozilla, <text:span text:style-name="T3">es un software libre y de código abierto</text:span>. El navegador más conocido que usa este motor es Firefox, SeaMonkey también lo utiliza aunque sea menos conocido.</text:p>
      <text:p text:style-name="P2"/>
      <text:p text:style-name="P22"><text:span text:style-name="T10">WebKit:</text:span> WebKit esta desarrollado por Apple para implementar su navegador Safari. También se utilizó para las primeras versiones de Chrome.</text:p>
      <text:p text:style-name="P22"/>
      <text:p text:style-name="P24">Blink: <text:span text:style-name="T11">Desarrollado con contribuciones de Google, Opera, ASA, Intel y Samsung entre otras a partir de WebKit (fork) como parte del proyecto Chromium. Lo utiliza Chrome, Opera y Microsoft Edge (versiones recientes).</text:span></text:p>
      <text:p text:style-name="P28"/>
      <text:p text:style-name="P28"/>
      <text:p text:style-name="P28"/>
      <text:p text:style-name="P28"/>
      <text:p text:style-name="P28"/>
      <text:p text:style-name="P28"/>
      <text:h text:style-name="P5" text:outline-level="1"><text:bookmark-start text:name="__RefHeading___Toc299_2303804808"/><text:soft-page-break/>Ejercicio 2<text:bookmark-end text:name="__RefHeading___Toc299_2303804808"/></text:h>
      <text:p text:style-name="P12"><text:span text:style-name="Fuente_20_de_20_párrafo_20_predeter."><text:span text:style-name="T7">Declara seis variables utilizando nombres acordes a su contenido:</text:span></text:span></text:p>
      <text:list text:style-name="L1">
        <text:list-item>
          <text:p text:style-name="P38"><text:span text:style-name="Fuente_20_de_20_párrafo_20_predeter."><text:span text:style-name="T7">el precio de una sola rosa (8) y el número de rosas que tienes (70)</text:span></text:span></text:p>
        </text:list-item>
        <text:list-item>
          <text:p text:style-name="P38"><text:span text:style-name="Fuente_20_de_20_párrafo_20_predeter."><text:span text:style-name="T7">el precio de un solo lirio (10) y el número de lirios que tienes (50)</text:span></text:span></text:p>
        </text:list-item>
        <text:list-item>
          <text:p text:style-name="P38"><text:span text:style-name="Fuente_20_de_20_párrafo_20_predeter."><text:span text:style-name="T7">el precio de un solo tulipán (2) y la cantidad de tulipanes que tienes (120)</text:span></text:span></text:p>
        </text:list-item>
      </text:list>
      <text:list text:style-name="L2">
        <text:list-item>
          <text:p text:style-name="P32"><text:span text:style-name="Fuente_20_de_20_párrafo_20_predeter."><text:span text:style-name="T7">Ahora declara tres variables, una para cada una de las rosas, lirios y tulipanes que tienes, en las que colocas su precio total. Inserta los valores correspondientes en las variables utilizando las variables declaradas en el paso anterior. </text:span></text:span></text:p>
        </text:list-item>
        <text:list-item>
          <text:p text:style-name="P32"><text:span text:style-name="Fuente_20_de_20_párrafo_20_predeter."><text:span text:style-name="T7">Finalmente, declara una variable en la que almacenes el precio de todas tus flores (nuevamente, usa las variables anteriores para la inicialización). Muestra toda la información del inventario en la consola de la siguiente forma:</text:span></text:span></text:p>
        </text:list-item>
      </text:list>
      <text:p text:style-name="P13"><text:span text:style-name="Fuente_20_de_20_párrafo_20_predeter."><text:span text:style-name="T7">Rosa: precio unitario: 8 , cantidad: 70 , valor: 560</text:span></text:span></text:p>
      <text:p text:style-name="P13"><text:span text:style-name="Fuente_20_de_20_párrafo_20_predeter."><text:span text:style-name="T7">Lirio: precio unitario: 10 , cantidad: 50 , valor: 500</text:span></text:span></text:p>
      <text:p text:style-name="P13"><text:span text:style-name="Fuente_20_de_20_párrafo_20_predeter."><text:span text:style-name="T7">Tulipán: precio unitario: 2 , cantidad: 120 , valor: 240</text:span></text:span></text:p>
      <text:p text:style-name="P26">Total: <text:s/>1300</text:p>
      <text:p text:style-name="P27">Resolución en el archivo “101SRS_1.html”. Link al <text:a xlink:type="simple" xlink:href="https://github.com/SanRup/dwec/blob/main/Prácticas/101/101SRS_1.html" text:style-name="Internet_20_link" text:visited-style-name="Visited_20_Internet_20_Link">archivo en GitHub</text:a>.</text:p>
      <text:h text:style-name="P5" text:outline-level="1"><text:bookmark-start text:name="__RefHeading___Toc301_2303804808"/>Ejercicio 3<text:bookmark-end text:name="__RefHeading___Toc301_2303804808"/></text:h>
      <text:p text:style-name="P14"><text:span text:style-name="Fuente_20_de_20_párrafo_20_predeter."><text:span text:style-name="T8">Uso de <text:s/>“</text:span></text:span><text:span text:style-name="Fuente_20_de_20_párrafo_20_predeter."><text:span text:style-name="T9">var</text:span></text:span><text:span text:style-name="Fuente_20_de_20_párrafo_20_predeter."><text:span text:style-name="T8">” en JavaScript</text:span></text:span></text:p>
      <text:p text:style-name="P14"><text:span text:style-name="Fuente_20_de_20_párrafo_20_predeter."><text:span text:style-name="T8"/></text:span></text:p>
      <text:list xml:id="list3026821436" text:style-name="L3">
        <text:list-item>
          <text:p text:style-name="P33">Define una variable saludo=”Hola” como variable local dentro de una función saludar() que muestre una ventana emergente con el valor de la variable saludo</text:p>
        </text:list-item>
      </text:list>
      <text:list text:style-name="L4">
        <text:list-item>
          <text:p text:style-name="P34">Invoca la función</text:p>
        </text:list-item>
        <text:list-item>
          <text:p text:style-name="P34">Muestra la variable desde fuera de la función mediante un window.alert</text:p>
        </text:list-item>
      </text:list>
      <text:p text:style-name="P6"/>
      <text:p text:style-name="P6"/>
      <text:list xml:id="list200138191468185" text:continue-list="list3026821436" text:style-name="L3">
        <text:list-item>
          <text:p text:style-name="P33">Define una variable global despedida=”Adiós” fuera de una función despedir( ) que muestre una ventana emergente con el valor de la variable despedida.</text:p>
        </text:list-item>
      </text:list>
      <text:list text:style-name="L5">
        <text:list-item>
          <text:p text:style-name="P35">Invoca la función</text:p>
        </text:list-item>
        <text:list-item>
          <text:p text:style-name="P35">Muestra la variable desde fuera de la función</text:p>
          <text:p text:style-name="P35"/>
        </text:list-item>
      </text:list>
      <text:p text:style-name="P6"/>
      <text:list xml:id="list200138994899789" text:continue-list="list200138191468185" text:style-name="L3">
        <text:list-item>
          <text:p text:style-name="P33">Define dos variables con el mismo nombre y distinto valor: una fuera y otra dentro de una función ámbito() que muestre un window.alert de la misma. Muestra el valor de las dos mediante window.alert e invocando a la función.</text:p>
        </text:list-item>
      </text:list>
      <text:p text:style-name="P8"/>
      <text:p text:style-name="P8"/>
      <text:list xml:id="list200137787765909" text:continue-numbering="true" text:style-name="L3">
        <text:list-item>
          <text:p text:style-name="P36">Declara y define una variable global. Redefínela dentro de una función que la muestre mediante un window.alert. Muestra el valor de la variable mediante window.alert e invocando a la función.</text:p>
        </text:list-item>
      </text:list>
      <text:p text:style-name="P7"/>
      <text:p text:style-name="P7"/>
      <text:list xml:id="list200139582647763" text:continue-numbering="true" text:style-name="L3">
        <text:list-item>
          <text:p text:style-name="P37"><text:soft-page-break/>Averigua qué son las variables automáticamente globales. Pon un ejemplo.</text:p>
        </text:list-item>
      </text:list>
      <text:p text:style-name="P9"/>
      <text:p text:style-name="P9"><text:tab/><text:tab/>Son variables que han sido declaradas sin utilizar ninguna palabra reservada <text:tab/>(var, let o const). Estas variables se convierten automáticamente en globales.</text:p>
      <text:p text:style-name="P9"><text:tab/><text:tab/></text:p>
      <text:p text:style-name="P9"><text:tab/><text:tab/><text:span text:style-name="T13">variableAutomatica = "Pizza";</text:span></text:p>
      <text:p text:style-name="P10"/>
      <text:p text:style-name="P10"><text:s text:c="8"/><text:tab/>function varAuto() {</text:p>
      <text:p text:style-name="P10"><text:s text:c="12"/><text:tab/><text:tab/>variableAutomatica = "Queso";</text:p>
      <text:p text:style-name="P10"><text:s text:c="12"/><text:tab/><text:tab/>alert(variableAutomatica);</text:p>
      <text:p text:style-name="P10"><text:s text:c="8"/><text:tab/>}</text:p>
      <text:p text:style-name="P10"/>
      <text:p text:style-name="P10"><text:s text:c="8"/><text:tab/>alert(variableAutomatica); // Imprime pizza</text:p>
      <text:p text:style-name="P10"><text:s text:c="8"/><text:tab/>varAuto(); // Imprime queso</text:p>
      <text:p text:style-name="P10"><text:s text:c="8"/><text:tab/>alert(variableAutomatica); // La variable se ha sobreescrito al ser global</text:p>
      <text:p text:style-name="P10"/>
      <text:p text:style-name="P11">Resolución en el archivo “101SRS<text:span text:style-name="T12">_2.</text:span>html”. Link al <text:a xlink:type="simple" xlink:href="https://github.com/SanRup/dwec/blob/main/Prácticas/101/101SRS_2.html" text:style-name="Internet_20_link" text:visited-style-name="Visited_20_Internet_20_Link">archivo en GitHub</text:a>.</text:p>
      <text:h text:style-name="P16" text:outline-level="1"><text:bookmark-start text:name="_Toc467440249"/><text:bookmark-start text:name="__RefHeading___Toc303_2303804808"/><text:bookmark-start text:name="_Toc467437684"/>Conclusiones<text:bookmark-end text:name="_Toc467440249"/><text:bookmark-end text:name="__RefHeading___Toc303_2303804808"/><text:bookmark-end text:name="_Toc467437684"/></text:h>
      <text:p text:style-name="P15"/>
      <text:p text:style-name="P21">Con esta práctica aprendemos:</text:p>
      <text:p text:style-name="P21"/>
      <text:list text:style-name="L6">
        <text:list-item>
          <text:p text:style-name="P39">Los motores de renderizado son una parte muy importante en el desarrollo web ya que depende de ellos que las web se visualicen correctamente.</text:p>
          <text:p text:style-name="P39"/>
        </text:list-item>
        <text:list-item>
          <text:p text:style-name="P39">También a entender el scope o ámbito de las variables en JavaScript. Es muy importante <text:span text:style-name="T10">no usar </text:span>la palabra reservada “var” ya que al ser de ámbito global puede traernos bastantes problemas a lo largo del desarrollo de la aplicación.</text:p>
          <text:p text:style-name="P39">Aunque tengamos bloques de varios &lt;scripts&gt;, usando “var” la variable seguirá siendo visible para el resto.</text:p>
        </text:list-item>
      </text:list>
      <text:h text:style-name="P16" text:outline-level="1"><text:bookmark-start text:name="_Toc467440250"/><text:bookmark-start text:name="__RefHeading___Toc305_2303804808"/>Bibliografía y Fuentes consultadas<text:bookmark-end text:name="_Toc467440250"/><text:bookmark-end text:name="__RefHeading___Toc305_2303804808"/></text:h>
      <text:p text:style-name="P15"/>
      <text:p text:style-name="P19"/>
      <text:p text:style-name="P17">Motores de renderizado</text:p>
      <text:list xml:id="list3448948997" text:style-name="WWNum3">
        <text:list-item>
          <text:p text:style-name="P29"><text:a xlink:type="simple" xlink:href="https://es.wikipedia.org/wiki/Motor_de_renderizado" text:style-name="Internet_20_link" text:visited-style-name="Visited_20_Internet_20_Link"><text:span text:style-name="T4">Wikipedia. Motor de renderizado</text:span></text:a></text:p>
        </text:list-item>
        <text:list-item>
          <text:p text:style-name="P29"><text:a xlink:type="simple" xlink:href="https://ctrly.blog/es/motores-de-render/" text:style-name="Internet_20_link" text:visited-style-name="Visited_20_Internet_20_Link"><text:span text:style-name="T4">Blog Ctrly. Motores de render</text:span></text:a></text:p>
        </text:list-item>
        <text:list-item>
          <text:p text:style-name="P29"><text:a xlink:type="simple" xlink:href="https://platzi.com/tutoriales/1640-frontend-developer-2019/4397-motores-de-renderizado/" text:style-name="Internet_20_link" text:visited-style-name="Visited_20_Internet_20_Link"><text:span text:style-name="T4">Platzi. Motores de renderizado</text:span></text:a></text:p>
        </text:list-item>
        <text:list-item>
          <text:p text:style-name="P30">Apuntes propios.</text:p>
        </text:list-item>
      </text:list>
      <text:p text:style-name="P18"/>
      <text:p text:style-name="P20">Variables automáticamente globales</text:p>
      <text:list text:style-name="L7">
        <text:list-item>
          <text:p text:style-name="P31"><text:a xlink:type="simple" xlink:href="https://dev.to/duxtech/scope-en-javascript-var-let-y-const-5eh2" text:style-name="Internet_20_link" text:visited-style-name="Visited_20_Internet_20_Link"><text:span text:style-name="T4">Scope en JavaScript</text:span></text:a></text:p>
        </text:list-item>
      </text:list>
      <text:list xml:id="list200138420831940" text:continue-list="list3448948997" text:style-name="WWNum3">
        <text:list-header>
          <text:p text:style-name="P29"><text:span text:style-name="Internet_20_link"><text:span text:style-name="T5"/></text:span></text:p>
        </text:list-header>
      </text:list>
      <text:p text:style-name="P25"><text:span text:style-name="Internet_20_link"><text:span text:style-name="T6"/></text:span></text:p>
      <text:p text:style-name="P25"><text:span text:style-name="Internet_20_link"><text:span text:style-name="T6"/></text:span></text:p>
      <text:p text:style-name="P25"><text:span text:style-name="Internet_20_link"><text:span text:style-name="T6"/></text:span></text:p>
      <text:p text:style-name="List_20_Paragrap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Serif" svg:font-family="Liberation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s" fo:country="ES" style:letter-kerning="false" style:font-name-asian="Calibri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2"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line-height="115%" fo:keep-together="always" fo:keep-with-next="always"/>
      <style:text-properties fo:color="#538135" loext:opacity="100%" style:font-name="Calibri Light" fo:font-family="'Calibri Light'"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423cm" fo:margin-bottom="0.106cm" style:contextual-spacing="false" fo:keep-with-next="always"/>
      <style:text-properties fo:color="#538135"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left="1.249cm" fo:margin-right="0cm" fo:margin-top="0.423cm" fo:margin-bottom="0.106cm" style:contextual-spacing="false" fo:text-indent="0cm" style:auto-text-indent="false" fo:keep-with-next="always"/>
      <style:text-properties fo:color="#538135" loext:opacity="100%" style:font-name="Calibri Light" fo:font-family="'Calibri Light'"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3pt" style:font-weight-complex="bold"/>
    </style:style>
    <style:style style:name="Subtitle" style:family="paragraph" style:parent-style-name="Standard" style:next-style-name="Standard" loext:linked-style-name="Subtítulo_20_Car" style:class="chapter">
      <style:paragraph-properties fo:margin-left="1.249cm" fo:margin-right="0cm" fo:margin-top="0cm" fo:margin-bottom="0.282cm" style:contextual-spacing="false" fo:text-indent="0cm" style:auto-text-indent="false"/>
      <style:text-properties fo:color="#538135" loext:opacity="100%" style:font-name="Calibri" fo:font-family="Calibri" style:font-family-generic="roman" style:font-pitch="variable" fo:font-size="11pt" fo:letter-spacing="0.026cm" style:font-name-asian="Calibri2"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color="#2e74b5" loext:opacity="100%" fo:font-size="16pt" fo:font-weight="normal" style:font-name-asian="Calibri2" style:font-family-asian="Calibri" style:font-family-generic-asian="system" style:font-pitch-asian="variable" style:font-size-asian="16pt" style:language-asian="es" style:country-asian="ES"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Calibri" fo:font-family="Calibri" style:font-family-generic="roman" style:font-pitch="variable"/>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text-indent="0cm" style:auto-text-indent="false"/>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 style:family="paragraph">
      <style:paragraph-properties fo:margin-left="0.018cm" fo:margin-right="0cm" fo:margin-top="0cm" fo:margin-bottom="0.009cm" style:contextual-spacing="false" fo:line-height="104%" fo:text-align="justify" style:justify-single-word="false" fo:hyphenation-ladder-count="no-limit" fo:text-indent="-0.018cm" style:auto-text-indent="false">
        <style:tab-stops/>
      </style:paragraph-properties>
      <style:text-properties fo:color="#000000" loext:opacity="100%" style:font-name="Calibri1" fo:font-family="Calibri" style:font-family-generic="swiss" style:font-pitch="variable" fo:font-size="12pt" style:font-name-asian="Calibri1" style:font-family-asian="Calibri" style:font-family-generic-asian="swiss" style:font-pitch-asian="variable" style:font-size-asian="12pt" style:font-name-complex="Calibri1"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Título_20_1_20_Car" style:display-name="Título 1 Car" style:family="text">
      <style:text-properties fo:color="#538135" loext:opacity="100%" style:font-name="Calibri Light" fo:font-family="'Calibri Light'"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538135"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4pt" style:font-style-complex="italic" style:font-weight-complex="bold"/>
    </style:style>
    <style:style style:name="Subtítulo_20_Car" style:display-name="Subtítulo Car" style:family="text" style:parent-style-name="Default_20_Paragraph_20_Font">
      <style:text-properties fo:color="#538135" loext:opacity="100%" style:font-name="Calibri" fo:font-family="Calibri" style:font-family-generic="roman" style:font-pitch="variable" fo:font-size="11pt" fo:letter-spacing="0.026cm" style:font-name-asian="Calibri2"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ítulo_20_3_20_Car" style:display-name="Título 3 Car" style:family="text" style:parent-style-name="Default_20_Paragraph_20_Font">
      <style:text-properties fo:color="#538135" loext:opacity="100%" style:font-name="Calibri Light" fo:font-family="'Calibri Light'"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0pt" style:font-size-asian="8.75pt" style:font-size-complex="10pt"/>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uente_20_de_20_párrafo_20_predeter." style:display-name="Fuente de párrafo predeter."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Calibri1" fo:font-family="Calibri" style:font-family-generic="swiss" style:font-pitch="variable" fo:font-size="12pt" style:font-name-asian="OpenSymbol" style:font-family-asian="OpenSymbol" style:font-charset-asian="x-symbol" style:font-size-asian="10.5pt" style:font-name-complex="OpenSymbol" style:font-family-complex="OpenSymbol" style:font-charset-complex="x-symbol"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2e74b5" loext:opacity="100%" style:font-name="Calibri"/>
    </style:style>
    <style:style style:name="MT1" style:family="text">
      <style:text-properties fo:color="#2e74b5" loext:opacity="100%" style:font-name="Calibri" officeooo:rsid="0008e027"/>
    </style:style>
    <style:style style:name="MT2" style:family="text">
      <style:text-properties fo:color="#2e74b5" loext:opacity="100%" style:font-name="Calibri"/>
    </style:style>
    <style:style style:name="MT3" style:family="text">
      <style:text-properties officeooo:rsid="000a2fb0"/>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cm" fo:margin-left="0cm" fo:margin-right="0cm" fo:margin-bottom="0.93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Práctica 101</text:span><text:span text:style-name="MT2"><text:tab/><text:tab/></text:span><text:span text:style-name="MT1">22</text:span><text:span text:style-name="MT2">/9/23</text:span></text:p>
      </style:header>
      <style:footer>
        <text:p text:style-name="MP1"><text:span text:style-name="MT3">Alumno</text:span>: <text:span text:style-name="MT3">Sandra Rupérez Sequera</text:span> <text:s text:c="3"/><text:tab/><text:tab/> IES Baraja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Jose Garcia</meta:initial-creator>
    <meta:editing-cycles>9</meta:editing-cycles>
    <meta:print-date>2020-09-30T20:43:00</meta:print-date>
    <meta:creation-date>2023-09-13T16:50:00</meta:creation-date>
    <dc:date>2023-09-29T20:01:37.372000000</dc:date>
    <meta:editing-duration>PT1H54M43S</meta:editing-duration>
    <meta:generator>LibreOffice/7.4.4.2$Windows_X86_64 LibreOffice_project/85569322deea74ec9134968a29af2df5663baa21</meta:generator>
    <meta:document-statistic meta:table-count="0" meta:image-count="0" meta:object-count="0" meta:page-count="3" meta:paragraph-count="66" meta:word-count="738" meta:character-count="4648" meta:non-whitespace-character-count="3904"/>
    <meta:user-defined meta:name="AppVersion">16.0000</meta:user-defined>
    <meta:template xlink:type="simple" xlink:actuate="onRequest" xlink:title="Normal.dotm" xlink:href=""/>
  </office:meta>
</office:document-meta>
</file>